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5.18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9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20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15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MC-Fragen CMM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f. Dr. Armin Wagenknech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Video</text:p>
          </table:table-cell>
          <table:table-cell office:value-type="string" table:style-name="ce5">
            <text:p>Thema</text:p>
          </table:table-cell>
          <table:table-cell office:value-type="string" table:style-name="ce6">
            <text:p>Frage</text:p>
          </table:table-cell>
          <table:table-cell office:value-type="string" table:style-name="ce6">
            <text:p>Antwort 1</text:p>
          </table:table-cell>
          <table:table-cell office:value-type="string" table:style-name="ce6">
            <text:p>Antwort 2</text:p>
          </table:table-cell>
          <table:table-cell office:value-type="string" table:style-name="ce6">
            <text:p>Antwort 3</text:p>
          </table:table-cell>
          <table:table-cell office:value-type="string" table:style-name="ce6">
            <text:p>Antwort 4</text:p>
          </table:table-cell>
          <table:table-cell office:value-type="string" table:style-name="ce3">
            <text:p>richtig</text:p>
          </table:table-cell>
          <table:table-cell table:number-columns-repeated="16376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string" table:style-name="ce3">
            <text:p>Human Task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Eine nicht blockierende Benutzeraufgabe (non blocking Human Task) ist abgeschlossen sobald Sie von einem Nutzer gestartet wird</text:p>
          </table:table-cell>
          <table:table-cell office:value-type="string" table:style-name="ce3">
            <text:p>Eine Benutzer-Aufgabe (Human Task) wird automatisiert gestartet</text:p>
          </table:table-cell>
          <table:table-cell office:value-type="string" table:style-name="ce8">
            <text:p>Ein non blocking Human Task wartet auf den Abschluss seiner Arbeit</text:p>
          </table:table-cell>
          <table:table-cell office:value-type="string" table:style-name="ce3">
            <text:p>Eine Benutzer-Aufgabe (Human Task) wird verwendet, wenn zeitgleich zu ihrer Druchführung weitere Aufgaben durchgeführt werden sollen</text:p>
          </table:table-cell>
          <table:table-cell office:value-type="float" office:value="1" table:style-name="ce3">
            <text:p>1</text:p>
          </table:table-cell>
          <table:table-cell table:number-columns-repeated="16376"/>
        </table:table-row>
        <table:table-row table:style-name="ro4">
          <table:table-cell office:value-type="float" office:value="1" table:style-name="ce4">
            <text:p>1</text:p>
          </table:table-cell>
          <table:table-cell office:value-type="string" table:style-name="ce3">
            <text:p>Fallmodell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Ein Fallmodell enthält alle Elemente eines Falls</text:p>
          </table:table-cell>
          <table:table-cell office:value-type="string" table:style-name="ce3">
            <text:p>Für Falldokumente (Case File Items) wird im Fallmodell kein Element abgebildet</text:p>
          </table:table-cell>
          <table:table-cell office:value-type="string" table:style-name="ce3">
            <text:p>In einem Fallmodell können mehrere Planelemente verschachtelt werden</text:p>
          </table:table-cell>
          <table:table-cell office:value-type="string" table:style-name="ce3">
            <text:p>Eine CMMN-Modellierung kann auch ohne Fallmodell erfolgen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4">
          <table:table-cell office:value-type="float" office:value="1" table:style-name="ce4">
            <text:p>1</text:p>
          </table:table-cell>
          <table:table-cell office:value-type="string" table:style-name="ce3">
            <text:p>Stage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Alle Planelemente eines Stages bilden eine Einheit</text:p>
          </table:table-cell>
          <table:table-cell office:value-type="string" table:style-name="ce3">
            <text:p>Ein Stage wird verwendet um mehrere Planelemente zu bündeln</text:p>
          </table:table-cell>
          <table:table-cell office:value-type="string" table:style-name="ce3">
            <text:p>Das Fallmodell ist das übergeordnete Stage aller Planelemente</text:p>
          </table:table-cell>
          <table:table-cell office:value-type="string" table:style-name="ce3">
            <text:p>Ein- und Ausgangskriterien sind für ein Stage nicht erlaubt</text:p>
          </table:table-cell>
          <table:table-cell office:value-type="string" table:style-name="ce3">
            <text:p>1,2,3</text:p>
          </table:table-cell>
          <table:table-cell table:number-columns-repeated="16376"/>
        </table:table-row>
        <table:table-row table:style-name="ro5">
          <table:table-cell office:value-type="float" office:value="1" table:style-name="ce4">
            <text:p>1</text:p>
          </table:table-cell>
          <table:table-cell office:value-type="string" table:style-name="ce3">
            <text:p>Case, Process-Task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Aus einem Fallmodell heraus können nur andere Fälle aber keine Prozesse aufgrufen werden</text:p>
          </table:table-cell>
          <table:table-cell office:value-type="string" table:style-name="ce3">
            <text:p>Eine Prozess-Aufgabe (Process Task) startet ein Fallmodell aus einem Prozessmodell heraus</text:p>
          </table:table-cell>
          <table:table-cell office:value-type="string" table:style-name="ce3">
            <text:p>Um einen anderen Fall aufzurufen verwendet man eine Fallaufgabe (Case Task)</text:p>
          </table:table-cell>
          <table:table-cell table:style-name="ce1"/>
          <table:table-cell office:value-type="float" office:value="3" table:style-name="ce3">
            <text:p>3</text:p>
          </table:table-cell>
          <table:table-cell table:number-columns-repeated="16376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3">
            <text:p>Sentries</text:p>
          </table:table-cell>
          <table:table-cell office:value-type="string" table:style-name="ce3">
            <text:p>Welche Aussagen stimmen?</text:p>
          </table:table-cell>
          <table:table-cell office:value-type="string" table:style-name="ce7">
            <text:p>Ein Wächter (Sentry) muss mit der Festlegung eines Kriteriums kombiniert werden <text:s/>um Abhängigkeiten zwischen Planelementen festzulegen</text:p>
          </table:table-cell>
          <table:table-cell office:value-type="string" table:style-name="ce3">
            <text:p>Ein Wächter (Sentry) kann auch losgelöst von einem Planelement modelliert werden</text:p>
          </table:table-cell>
          <table:table-cell office:value-type="string" table:style-name="ce3">
            <text:p>Wächter (Sentries) lassen sich an Tasks, und Stages heften aber nicht an Milestones</text:p>
          </table:table-cell>
          <table:table-cell office:value-type="string" table:style-name="ce3">
            <text:p>Mit Wächtern (Sentries) lassen sich Ein- und Ausgangskriterien von Planelementen definieren</text:p>
          </table:table-cell>
          <table:table-cell office:value-type="float" office:value="1.4" table:style-name="ce3">
            <text:p>1,4</text:p>
          </table:table-cell>
          <table:table-cell table:number-columns-repeated="16376"/>
        </table:table-row>
        <table:table-row table:style-name="ro6">
          <table:table-cell office:value-type="float" office:value="2" table:style-name="ce4">
            <text:p>2</text:p>
          </table:table-cell>
          <table:table-cell office:value-type="string" table:style-name="ce3">
            <text:p>Connector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Ein Milestone kann nur mit einem Task über einen Connector und ein Sentry verknüpft sein</text:p>
          </table:table-cell>
          <table:table-cell office:value-type="string" table:style-name="ce3">
            <text:p>Durch die Nutzung eines Connectors und eines Sentry können Abhängigkeiten zwischen Planelementen modelliert werden</text:p>
          </table:table-cell>
          <table:table-cell office:value-type="string" table:style-name="ce3">
            <text:p>Ein Connector zwischen einem Milestone und dem Sentry eines Tasks visualisiert die Bedingung, dass <text:s/>der Task erst ausgelöst wird wenn der Milestone erreicht wird</text:p>
          </table:table-cell>
          <table:table-cell office:value-type="string" table:style-name="ce3">
            <text:p>Die direkte Verknüpfung eines Connectors mit einem Stage (ohne Sentry) ist nicht erlaubt</text:p>
          </table:table-cell>
          <table:table-cell office:value-type="float" office:value="2.2999999999999998" table:style-name="ce3">
            <text:p>2,3</text:p>
          </table:table-cell>
          <table:table-cell table:number-columns-repeated="16376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3">
            <text:p>Connector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Ein Connector wird als Rautensymbol dargestellt</text:p>
          </table:table-cell>
          <table:table-cell office:value-type="string" table:style-name="ce3">
            <text:p>Ein Connector verbindet zwei oder mehr Planelemente</text:p>
          </table:table-cell>
          <table:table-cell office:value-type="string" table:style-name="ce3">
            <text:p>Ein Connector kann auch als Verknüpfung einer Fall-Aufgabe (Case Task) mit anderen Planelementen dienen</text:p>
          </table:table-cell>
          <table:table-cell office:value-type="string" table:style-name="ce3">
            <text:p>Ein Connector zwischen einem Task und dem Sentry eines Milestones visualisiert die Bedingung, dass <text:s/>der Task erst ausgelöst wird wenn der Milestone erreicht wird</text:p>
          </table:table-cell>
          <table:table-cell office:value-type="float" office:value="3" table:style-name="ce3">
            <text:p>3</text:p>
          </table:table-cell>
          <table:table-cell table:number-columns-repeated="16376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3">
            <text:p>Ereignis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Neben Tasks, Milestones und Stages können auch Benutzerereignisse als Kriterium eines Wächters (Sentry) dienen</text:p>
          </table:table-cell>
          <table:table-cell office:value-type="string" table:style-name="ce3">
            <text:p>Die Verknüpfung eines Benutzerereignisses mit einem Task ist nicht möglich</text:p>
          </table:table-cell>
          <table:table-cell office:value-type="string" table:style-name="ce3">
            <text:p>Ist ein Benutzerereignis über einen Connector mit dem Sentry eines Meilensteins verknüpft, ist dieser erreicht sobald das Benutzerereignis eintritt</text:p>
          </table:table-cell>
          <table:table-cell office:value-type="string" table:style-name="ce3">
            <text:p>Benutzereignisse können als Eingangs- und als Ausgangskriterium eines Sentry dienen</text:p>
          </table:table-cell>
          <table:table-cell office:value-type="string" table:style-name="ce3">
            <text:p>1,3,4</text:p>
          </table:table-cell>
          <table:table-cell table:number-columns-repeated="16376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3">
            <text:p>Decorator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Decorator können für Ereignisse und Tasks verwendet werden</text:p>
          </table:table-cell>
          <table:table-cell office:value-type="string" table:style-name="ce3">
            <text:p>Decorator sind Eigenschaften eines Tasks die mit einem gesonderten Symbol dargestellt werden</text:p>
          </table:table-cell>
          <table:table-cell office:value-type="string" table:style-name="ce3">
            <text:p>Auch Stages und Milestones können Decorator besitzen</text:p>
          </table:table-cell>
          <table:table-cell office:value-type="string" table:style-name="ce3">
            <text:p>Decorator definieren Kriterien für Wächter (Sentries)</text:p>
          </table:table-cell>
          <table:table-cell office:value-type="float" office:value="2.2999999999999998" table:style-name="ce3">
            <text:p>2,3</text:p>
          </table:table-cell>
          <table:table-cell table:number-columns-repeated="16376"/>
        </table:table-row>
        <table:table-row table:style-name="ro5">
          <table:table-cell office:value-type="float" office:value="3" table:style-name="ce4">
            <text:p>3</text:p>
          </table:table-cell>
          <table:table-cell office:value-type="string" table:style-name="ce3">
            <text:p>Decorator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Das Ausrufezeichen als Decorator eines Tasks bedeutet, dass der Task zwingend im Rahmen des Fallmodells durchgeführt werden muss</text:p>
          </table:table-cell>
          <table:table-cell office:value-type="string" table:style-name="ce3">
            <text:p>Ein Stage mit dem Decoratorsymbol eines Hash-Tags besagt, dass das Stage mindestens ein mal ausgeführt werden muss</text:p>
          </table:table-cell>
          <table:table-cell office:value-type="string" table:style-name="ce3">
            <text:p>Ein Hashtag-Symbol an einem Task besagt, dass der Task zwingend abgeschlossen werden muss, damit das Elternelement abgeschlossen werden kann</text:p>
          </table:table-cell>
          <table:table-cell office:value-type="string" table:style-name="ce3">
            <text:p>Die Eigenschaft wiederholend (Repetition) eines Planelements wird durch ein Hashtag-Symbol dargestellt</text:p>
          </table:table-cell>
          <table:table-cell office:value-type="float" office:value="1.4" table:style-name="ce3">
            <text:p>1,4</text:p>
          </table:table-cell>
          <table:table-cell table:number-columns-repeated="16376"/>
        </table:table-row>
        <table:table-row table:style-name="ro7">
          <table:table-cell office:value-type="float" office:value="4" table:style-name="ce4">
            <text:p>4</text:p>
          </table:table-cell>
          <table:table-cell office:value-type="string" table:style-name="ce3">
            <text:p>Planbare Elemente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Soll zum Zeitpunkt der Durchführung des Fallmodells flexibel vom Nutzer entschieden werden können ob er ein Planelement durchführt kann man dazu einen Discretionary Task verwenden</text:p>
          </table:table-cell>
          <table:table-cell office:value-type="string" table:style-name="ce3">
            <text:p>Ein Discretionary Task darf auch mehrmals durchgeführt werden</text:p>
          </table:table-cell>
          <table:table-cell office:value-type="string" table:style-name="ce3">
            <text:p>Für ein Discretionary Stage wird genau wie beim Discretionary Task eine gestrichelte Umrandung verwendet</text:p>
          </table:table-cell>
          <table:table-cell office:value-type="string" table:style-name="ce3">
            <text:p>Ein Discretionary Element muss immer auch eine Planungstabelle beinhalten</text:p>
          </table:table-cell>
          <table:table-cell office:value-type="string" table:style-name="ce3">
            <text:p>1,2,3,4</text:p>
          </table:table-cell>
          <table:table-cell table:number-columns-repeated="16376"/>
        </table:table-row>
        <table:table-row table:style-name="ro8">
          <table:table-cell office:value-type="float" office:value="4" table:style-name="ce4">
            <text:p>4</text:p>
          </table:table-cell>
          <table:table-cell office:value-type="string" table:style-name="ce3">
            <text:p>Planbare Elemente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Bei zugeklappter Planungstabelle eines Discretionary Tasks sind deren Einträge ausgeblendet</text:p>
          </table:table-cell>
          <table:table-cell office:value-type="string" table:style-name="ce3">
            <text:p>Die Planungstabelle muss mindestens einen Eintrag besitzen</text:p>
          </table:table-cell>
          <table:table-cell office:value-type="string" table:style-name="ce3">
            <text:p>Die Planungstabelle wird direkt an das Discretionary Element geheftet</text:p>
          </table:table-cell>
          <table:table-cell office:value-type="string" table:style-name="ce3">
            <text:p>Die Planungstabelle kann Anwendbarkeitsregeln beinhalten</text:p>
          </table:table-cell>
          <table:table-cell office:value-type="float" office:value="4" table:style-name="ce3">
            <text:p>4</text:p>
          </table:table-cell>
          <table:table-cell table:number-columns-repeated="16376"/>
        </table:table-row>
        <table:table-row table:style-name="ro9">
          <table:table-cell office:value-type="float" office:value="4" table:style-name="ce4">
            <text:p>4</text:p>
          </table:table-cell>
          <table:table-cell office:value-type="string" table:style-name="ce3">
            <text:p>Planbare Elemente</text:p>
          </table:table-cell>
          <table:table-cell office:value-type="string" table:style-name="ce3">
            <text:p>Welche Aussagen stimmen?</text:p>
          </table:table-cell>
          <table:table-cell office:value-type="string" table:style-name="ce3">
            <text:p>Die Inhalte der Planungstabelle werden im CMMN-Diagramm notiert</text:p>
          </table:table-cell>
          <table:table-cell office:value-type="string" table:style-name="ce3">
            <text:p>Für alle Planelemente innerhalb eines Discretionary Stage kann flexibel in der Fallsituation entschieden werden ob und wie oft sie durchgeführt werden</text:p>
          </table:table-cell>
          <table:table-cell office:value-type="string" table:style-name="ce3">
            <text:p>In einem Discretionary Stage dürfen auch Tasks enthalten sein die nicht planbar (discretionary) sind</text:p>
          </table:table-cell>
          <table:table-cell office:value-type="string" table:style-name="ce3">
            <text:p>Für zusammenhängende flexible Sachverhalte kann man ein Discretionary Stage verwenden</text:p>
          </table:table-cell>
          <table:table-cell office:value-type="float" office:value="3.4" table:style-name="ce3">
            <text:p>3,4</text:p>
          </table:table-cell>
          <table:table-cell table:number-columns-repeated="16376"/>
        </table:table-row>
        <table:table-row table:number-rows-repeated="11" table:style-name="ro1">
          <table:table-cell table:number-columns-repeated="2" table:style-name="ce1"/>
          <table:table-cell table:number-columns-repeated="6" table:style-name="ce2"/>
          <table:table-cell table:number-columns-repeated="16376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wgn16</meta:initial-creator>
    <dc:creator>awgn16</dc:creator>
    <meta:creation-date>2018-08-14T07:47:46Z</meta:creation-date>
    <dc:date>2020-04-10T07:41:19Z</dc:date>
    <meta:editing-duration>PT0S</meta:editing-duration>
  </office:meta>
</office:document-meta>
</file>